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paragraph-rsid="00047a91"/>
    </style:style>
    <style:style style:name="P2" style:family="paragraph" style:parent-style-name="Standard">
      <style:text-properties officeooo:paragraph-rsid="00056959"/>
    </style:style>
    <style:style style:name="P3" style:family="paragraph" style:parent-style-name="Standard">
      <style:text-properties officeooo:paragraph-rsid="00075301"/>
    </style:style>
    <style:style style:name="P4" style:family="paragraph" style:parent-style-name="Standard">
      <style:text-properties fo:font-size="16pt" fo:language="en" fo:country="US" fo:font-weight="bold" officeooo:paragraph-rsid="00083cd2" style:font-size-asian="16pt" style:font-weight-asian="bold" style:font-size-complex="16pt" style:font-weight-complex="bold"/>
    </style:style>
    <style:style style:name="P5" style:family="paragraph" style:parent-style-name="Standard">
      <style:text-properties fo:font-size="16pt" fo:language="en" fo:country="US" fo:font-weight="bold" officeooo:rsid="00047a91" officeooo:paragraph-rsid="00083cd2" style:font-size-asian="16pt" style:font-weight-asian="bold" style:font-size-complex="16pt" style:font-weight-complex="bold"/>
    </style:style>
    <style:style style:name="P6" style:family="paragraph" style:parent-style-name="Standard">
      <style:text-properties fo:font-size="16pt" fo:language="en" fo:country="US" fo:font-weight="bold" officeooo:rsid="00056959" officeooo:paragraph-rsid="00083cd2" style:font-size-asian="16pt" style:font-weight-asian="bold" style:font-size-complex="16pt" style:font-weight-complex="bold"/>
    </style:style>
    <style:style style:name="P7" style:family="paragraph" style:parent-style-name="Standard">
      <style:text-properties fo:font-size="16pt" fo:language="en" fo:country="US" fo:font-weight="bold" officeooo:rsid="00075301" officeooo:paragraph-rsid="00083cd2" style:font-size-asian="16pt" style:font-weight-asian="bold" style:font-size-complex="16pt" style:font-weight-complex="bold"/>
    </style:style>
    <style:style style:name="P8" style:family="paragraph" style:parent-style-name="Standard">
      <style:text-properties fo:font-size="16pt" fo:language="en" fo:country="US" fo:font-weight="bold" officeooo:rsid="00083cd2" officeooo:paragraph-rsid="00083cd2" style:font-size-asian="16pt" style:font-weight-asian="bold" style:font-size-complex="16pt" style:font-weight-complex="bold"/>
    </style:style>
    <style:style style:name="P9" style:family="paragraph" style:parent-style-name="Standard">
      <style:text-properties fo:font-size="16pt" fo:language="en" fo:country="US" style:text-underline-style="solid" style:text-underline-width="auto" style:text-underline-color="font-color" fo:font-weight="bold" officeooo:rsid="00083cd2" officeooo:paragraph-rsid="00083cd2" style:font-size-asian="16pt" style:font-weight-asian="bold" style:font-size-complex="16pt" style:font-weight-complex="bold"/>
    </style:style>
    <style:style style:name="P10" style:family="paragraph" style:parent-style-name="Standard">
      <style:text-properties fo:language="en" fo:country="US" officeooo:rsid="00075301" officeooo:paragraph-rsid="00056959"/>
    </style:style>
    <style:style style:name="P11" style:family="paragraph" style:parent-style-name="Standard">
      <style:text-properties fo:language="en" fo:country="US" officeooo:rsid="00083cd2" officeooo:paragraph-rsid="00075301"/>
    </style:style>
    <style:style style:name="P12" style:family="paragraph" style:parent-style-name="Standard">
      <style:text-properties officeooo:rsid="00083cd2" officeooo:paragraph-rsid="00083cd2"/>
    </style:style>
    <style:style style:name="P13" style:family="paragraph" style:parent-style-name="Standard">
      <style:text-properties fo:font-size="13pt" fo:font-style="italic" officeooo:paragraph-rsid="000a76a3" style:font-size-asian="13pt" style:font-style-asian="italic" style:font-size-complex="13pt" style:font-style-complex="italic"/>
    </style:style>
    <style:style style:name="P14" style:family="paragraph" style:parent-style-name="Standard">
      <style:text-properties fo:font-size="13pt" fo:font-style="italic" officeooo:rsid="000bf805" officeooo:paragraph-rsid="000bf805" style:font-size-asian="13pt" style:font-style-asian="italic" style:font-size-complex="13pt" style:font-style-complex="italic"/>
    </style:style>
    <style:style style:name="P15" style:family="paragraph" style:parent-style-name="Standard">
      <style:text-properties fo:font-size="13pt" fo:font-style="normal" fo:font-weight="bold" officeooo:rsid="000bf805" officeooo:paragraph-rsid="000bf805" style:font-size-asian="13pt" style:font-style-asian="normal" style:font-weight-asian="bold" style:font-size-complex="13pt" style:font-style-complex="normal" style:font-weight-complex="bold"/>
    </style:style>
    <style:style style:name="T1" style:family="text">
      <style:text-properties officeooo:rsid="00047a91"/>
    </style:style>
    <style:style style:name="T2" style:family="text">
      <style:text-properties fo:language="en" fo:country="US"/>
    </style:style>
    <style:style style:name="T3" style:family="text">
      <style:text-properties fo:language="en" fo:country="US" officeooo:rsid="00056959"/>
    </style:style>
    <style:style style:name="T4" style:family="text">
      <style:text-properties fo:language="en" fo:country="US" officeooo:rsid="0006160f"/>
    </style:style>
    <style:style style:name="T5" style:family="text">
      <style:text-properties fo:language="en" fo:country="US" officeooo:rsid="00075301"/>
    </style:style>
    <style:style style:name="T6" style:family="text">
      <style:text-properties fo:language="en" fo:country="US" officeooo:rsid="00083cd2"/>
    </style:style>
    <style:style style:name="T7" style:family="text">
      <style:text-properties fo:language="en" fo:country="US" officeooo:rsid="000a76a3"/>
    </style:style>
    <style:style style:name="T8" style:family="text">
      <style:text-properties officeooo:rsid="00056959"/>
    </style:style>
    <style:style style:name="T9" style:family="text">
      <style:text-properties officeooo:rsid="000a76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ib.es</text:p>
      <text:p text:style-name="P4"/>
      <text:p text:style-name="P1"><text:span text:style-name="T1">Caib shows no data about its search traffic and has a bounce rate a little bit over the average, but this doesn’t really matter because this web-page is made by the government, I mean, you don’t go to that web having another option, this web is the only option for too many things about education or things about the place where you live, so I don’t think they really need to avoid the bounce rate or something like this because many people needs this page. </text:span><text:span text:style-name="T8">Anyways the page is cool and it’s a worthy option, but they should have reconsidered to change it a little to help the phones users.</text:span></text:p>
      <text:p text:style-name="P1"/>
      <text:p text:style-name="P6">Bosch.com</text:p>
      <text:p text:style-name="P4"/>
      <text:p text:style-name="P2"><text:span text:style-name="T3">Bosch has a very low search traffic and its bounce rate is high too, and when I saw the web-page I understood it. </text:span><text:span text:style-name="T4">They made a very simple web, everything in one color and just a few things like four notices with an image each one, but it’s more like a</text:span><text:span text:style-name="T5">n</text:span><text:span text:style-name="T4"> </text:span><text:span text:style-name="T5">online newspaper about Bosch things. It seems like is only made for notices and for the people to have an easy way to contact they, but I think is a little bit useless.</text:span></text:p>
      <text:p text:style-name="P10"/>
      <text:p text:style-name="P7">Pfizer.com</text:p>
      <text:p text:style-name="P7"/>
      <text:p text:style-name="P3"><text:span text:style-name="T5">Pfizer, we can see that this web has more search traffic than the average, a 12% more than the average and a bounce rate only 2% over the average. This page is really well done, the header has a very interesting image and on the top-left is the Pfizer logo, then more is going to the right with links, very well done. This is a </text:span><text:span text:style-name="T6">scientific </text:span><text:span text:style-name="T5">page </text:span><text:span text:style-name="T6">so it has nothing to sell to people, it has some news about this topic and this kind of things, really good structured and with some colors to not only see the white color from the background. </text:span></text:p>
      <text:p text:style-name="P11"/>
      <text:p text:style-name="P8">Amazon.com</text:p>
      <text:p text:style-name="P9"/>
      <text:p text:style-name="P12"><text:span text:style-name="T2">Amazon is a page well known for everyone in this times, but it has only a 27% search traffic, loosing against eBay and most of the pages because it has 15% less than the average, fortunately on bounce rate is improving this stats with a 12% less than the average. This page is really good I think, it has the logo perfectly positioned on the top-left side, then a big search bar and going to the right the rest. The page has a nice combination of colors and structure so its seem very easy to use, and it is. To proof that you have a button for everything you want to do in this page under the logo, so you can see that really fast.</text:span></text:p>
      <text:p text:style-name="P12"><text:span text:style-name="T2"/></text:p>
      <text:p text:style-name="P13"><text:span text:style-name="T7">2 examples of pages, 1 made it very bad and useless and 1 very well done and useful.</text:span></text:p>
      <text:p text:style-name="P14"><text:span text:style-name="T7">U</text:span><text:span text:style-name="T2">seful:</text:span></text:p>
      <text:p text:style-name="P15"><text:span text:style-name="T2">https://www.2-c.earth/</text:span></text:p>
      <text:p text:style-name="P14"><text:span text:style-name="T2">Useless:</text:span></text:p>
      <text:p text:style-name="P15"><text:span text:style-name="T2">https://www.art.yale.edu/</text:span></text:p>
      <text:p text:style-name="P14"><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5:39:58.830560952</meta:creation-date>
    <dc:date>2021-10-13T16:51:09.203366933</dc:date>
    <meta:editing-duration>PT6M53S</meta:editing-duration>
    <meta:editing-cycles>3</meta:editing-cycles>
    <meta:generator>LibreOffice/6.4.7.2$Linux_X86_64 LibreOffice_project/40$Build-2</meta:generator>
    <meta:document-statistic meta:table-count="0" meta:image-count="0" meta:object-count="0" meta:page-count="1" meta:paragraph-count="13" meta:word-count="449" meta:character-count="2362" meta:non-whitespace-character-count="1925"/>
  </office:meta>
</office:document-meta>
</file>